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3">
      <style:text-properties fo:font-variant="normal" fo:text-transform="none" fo:color="#212529" loext:opacity="100%" style:font-name="apple-system" fo:font-size="24pt" fo:letter-spacing="normal" fo:font-style="normal" fo:font-weight="bold" style:font-size-asian="24pt" style:font-weight-asian="bold" style:font-size-complex="24pt" style:font-weight-complex="bold"/>
    </style:style>
    <style:style style:name="P2" style:family="paragraph" style:parent-style-name="Heading_20_3">
      <style:text-properties fo:font-variant="normal" fo:text-transform="none" fo:color="#212529" loext:opacity="100%" style:font-name="apple-system" fo:font-size="20pt" fo:letter-spacing="normal" fo:font-style="normal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020f6e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yui_3_17_2_1_1669809689082_32"/><text:bookmark text:name="Que_son_as_clases_e_os_obxectos.3F"/>Que son as clases e os obxectos?</text:h>
      <text:p text:style-name="P4"><text:bookmark text:name="yui_3_17_2_1_1669809689082_28"/><text:span text:style-name="T1">Unha </text:span><text:a xlink:type="simple" xlink:href="http://es.wikipedia.org/wiki/Clase_%28informática%29" office:target-frame-name="_blank" xlink:show="new" text:style-name="Internet_20_link" text:visited-style-name="Visited_20_Internet_20_Link"><text:span text:style-name="T3">clase</text:span></text:a><text:span text:style-name="T1"> é un modelo para un </text:span><text:span text:style-name="Strong_20_Emphasis"><text:span text:style-name="T2">obxecto</text:span></text:span><text:span text:style-name="T1">, no que se define tanto as súas características (mediante os </text:span><text:span text:style-name="Strong_20_Emphasis"><text:span text:style-name="T2">atributos</text:span></text:span><text:span text:style-name="T1">) como o seu comportamento ou capacidades (mediante </text:span><text:span text:style-name="Strong_20_Emphasis"><text:span text:style-name="T2">métodos</text:span></text:span><text:span text:style-name="T1">).</text:span></text:p>
      <text:h text:style-name="P1" text:outline-level="3"><text:bookmark text:name="Construtores"/>Construtores</text:h>
      <text:p text:style-name="P4"><text:span text:style-name="T1">Cando creamos un novo obxecto dunha determinada clase con </text:span><text:span text:style-name="Strong_20_Emphasis"><text:span text:style-name="T2">new</text:span></text:span><text:span text:style-name="T1">, execútase un método especial denominado </text:span><text:span text:style-name="Strong_20_Emphasis"><text:span text:style-name="T2">construtor</text:span></text:span><text:span text:style-name="T1"> da clase. O construtor da clase defínese coa palabra reservada </text:span><text:span text:style-name="Strong_20_Emphasis"><text:span text:style-name="T2">public</text:span></text:span><text:span text:style-name="T1"> e o nome da clase. Non é obrigatorio definir nunha clase un construtor, xa que todas as clase teñen por defecto un construtor baleiro. Como veremos máis adiante o construtor que se define expresamente na clase úsase comunmente para iniciar os valores dos seus atributos, o que se coñece como estado</text:span></text:p>
      <text:h text:style-name="P1" text:outline-level="3"><text:bookmark text:name="Os_atributos_de_clase"/>Os atributos de clase</text:h>
      <text:p text:style-name="P4"><text:span text:style-name="T1">Un </text:span><text:span text:style-name="Strong_20_Emphasis"><text:span text:style-name="T2">atributo de clase</text:span></text:span><text:span text:style-name="T1"> é aquel que mantén sempre o mesmo valor para todos os obxectos que se creen desa clase. Deste xeito, podemos manipular o valor deste atributo sen ter que crear ou instanciar un obxecto concreto desa clase.</text:span></text:p>
      <text:h text:style-name="P1" text:outline-level="3"><text:bookmark text:name="yui_3_17_2_1_1669810033102_32"/>Métodos</text:h>
      <text:p text:style-name="P3"><text:span text:style-name="Strong_20_Emphasis"><text:span text:style-name="T1">Os métodos son os que recollen en realidade todo o código dun programa no paradigma da Programación Orientada a Obxectos.</text:span></text:span> </text:p>
      <text:p text:style-name="P5"/>
      <text:p text:style-name="P5">Para declarar un método, indicaremos:</text:p>
      <text:list text:style-name="L1">
        <text:list-item>
          <text:p text:style-name="P6"><text:bookmark text:name="yui_3_17_2_1_1669810033102_34"/>Primeiramente, o nivel de visibilidade do método.</text:p>
        </text:list-item>
        <text:list-item>
          <text:p text:style-name="P6">A continuación, o tipo de dato que devolve como resultado, ou <text:span text:style-name="T4">void</text:span> se non devolve ningún resultado.</text:p>
        </text:list-item>
        <text:list-item>
          <text:p text:style-name="P6">O nome do método.</text:p>
        </text:list-item>
        <text:list-item>
          <text:p text:style-name="P6"><text:bookmark text:name="yui_3_17_2_1_1669810033102_33"/>A lista de parámetros que recibe o método, separados por comas. Para cada parámetro indicaremos o tipo de dato e o nome do mesmo, que nos permitirá acceder a el dentro do código do método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13:09:13.820000000</dc:date>
    <meta:editing-duration>PT12M46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3" meta:word-count="250" meta:character-count="1466" meta:non-whitespace-character-count="1232"/>
  </office:meta>
</office:document-meta>
</file>